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1869" officeooo:paragraph-rsid="000a1869"/>
    </style:style>
    <style:style style:name="P2" style:family="paragraph" style:parent-style-name="Standard">
      <style:text-properties officeooo:rsid="000a24e4" officeooo:paragraph-rsid="000a24e4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a1869" officeooo:paragraph-rsid="000a1869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stado Asesores del Equipo Cansat Space Six (Almería)</text:p>
      <text:p text:style-name="P1"/>
      <text:p text:style-name="P1"/>
      <text:p text:style-name="P2">Juan Manuel Sanchez Fernández <text:s text:c="2"/>, DNI- </text:p>
      <text:p text:style-name="P2"/>
      <text:p text:style-name="P2">Eulogio López Cayuela , DNI-</text:p>
      <text:p text:style-name="P2"/>
      <text:p text:style-name="P2">Diego Llorente ….. , DNI-</text:p>
      <text:p text:style-name="P2"/>
      <text:p text:style-name="P2">Diego Jesús Martinez García , DNI- 45581069Z</text:p>
      <text:p text:style-name="P2"/>
      <text:p text:style-name="P2">Laura Cáceres Belmonte, DNI-</text:p>
      <text:p text:style-name="P2"/>
      <text:p text:style-name="P2">Pilar Cortés Rodriguez, DNI- 27521624P</text:p>
      <text:p text:style-name="P2"/>
      <text:p text:style-name="P2">Javier Cerezuela Mora , DNI-74642249G</text:p>
      <text:p text:style-name="P2"/>
      <text:p text:style-name="P2">Jose Miguel Cantos, DNI- 29072630D</text:p>
      <text:p text:style-name="P2"/>
      <text:p text:style-name="P2">Teresa Campos Torres , DNI- 25978611L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1T13:19:00.584091922</meta:creation-date>
    <dc:date>2020-07-01T13:40:53.932083770</dc:date>
    <meta:editing-duration>PT1M23S</meta:editing-duration>
    <meta:editing-cycles>1</meta:editing-cycles>
    <meta:document-statistic meta:table-count="0" meta:image-count="0" meta:object-count="0" meta:page-count="1" meta:paragraph-count="10" meta:word-count="56" meta:character-count="364" meta:non-whitespace-character-count="315"/>
    <meta:generator>LibreOffice/6.0.7.3$Linux_X86_64 LibreOffice_project/00m0$Build-3</meta:generator>
  </office:meta>
</office:document-meta>
</file>